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19"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 style:data-style-name="N45">
      <style:text-properties style:font-name="Times New Roman"/>
    </style:style>
  </office:automatic-styles>
  <office:body>
    <office:spreadsheet>
      <table:table table:name="Raed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date" office:date-value="2015-11-21">
            <text:p>21/11/15</text:p>
          </table:table-cell>
          <table:table-cell table:style-name="ce2" office:value-type="string">
            <text:p>Anis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400 FR</text:p>
          </table:table-cell>
          <table:table-cell table:style-name="ce3" office:value-type="time" office:time-value="PT00H00M46.43S">
            <text:p>00:46.43</text:p>
          </table:table-cell>
          <table:table-cell table:style-name="ce3" office:value-type="time" office:time-value="PT00H01M45.42S">
            <text:p>01:45.42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2" table:number-columns-repeated="2"/>
          <table:table-cell table:style-name="ce3" table:formula="of:=[.D2]-[.C2]" office:value-type="time" office:time-value="PT00H00M58.99S">
            <text:p>00:58.99</text:p>
          </table:table-cell>
          <table:table-cell table:number-columns-repeated="2"/>
        </table:table-row>
        <table:table-row table:style-name="ro2" table:number-rows-repeated="28">
          <table:table-cell table:number-columns-repeated="6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table:style-name="ce2" office:value-type="string">
            <text:p>Anis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 office:value-type="string">
            <text:p>200 FR</text:p>
          </table:table-cell>
          <table:table-cell table:style-name="ce3" office:value-type="time" office:time-value="PT00H00M46.43S">
            <text:p>00:46.43</text:p>
          </table:table-cell>
          <table:table-cell table:style-name="ce3" office:value-type="time" office:time-value="PT00H01M45.42S">
            <text:p>01:45.42</text:p>
          </table:table-cell>
          <table:table-cell table:style-name="ce3" office:value-type="time" office:time-value="PT00H02M46.38S">
            <text:p>02:46.38</text:p>
          </table:table-cell>
          <table:table-cell table:style-name="ce3" office:value-type="time" office:time-value="PT00H03M43.12S">
            <text:p>03:43.12</text:p>
          </table:table-cell>
        </table:table-row>
        <table:table-row table:style-name="ro2">
          <table:table-cell table:style-name="ce1"/>
          <table:table-cell table:style-name="ce2" table:number-columns-repeated="2"/>
          <table:table-cell table:style-name="ce3" table:formula="of:=[.D33]-[.C33]" office:value-type="time" office:time-value="PT00H00M58.99S">
            <text:p>00:58.99</text:p>
          </table:table-cell>
          <table:table-cell table:style-name="ce3" table:formula="of:=[.E33]-[.D33]" office:value-type="time" office:time-value="PT00H01M00.96S">
            <text:p>01:00.96</text:p>
          </table:table-cell>
          <table:table-cell table:style-name="ce3" table:formula="of:=[.F33]-[.E33]" office:value-type="time" office:time-value="PT00H00M56.74S">
            <text:p>00:56.74</text:p>
          </table:table-cell>
        </table:table-row>
        <table:table-row table:style-name="ro2">
          <table:table-cell/>
          <table:table-cell table:style-name="ce2" office:value-type="string">
            <text:p>100 FR</text:p>
          </table:table-cell>
          <table:table-cell table:style-name="ce3" office:value-type="time" office:time-value="PT00H00M46S">
            <text:p>00:46.00</text:p>
          </table:table-cell>
          <table:table-cell table:style-name="ce3" office:value-type="time" office:time-value="PT00H01M38.56S">
            <text:p>01:38.56</text:p>
          </table:table-cell>
          <table:table-cell table:number-columns-repeated="2"/>
        </table:table-row>
        <table:table-row table:style-name="ro2">
          <table:table-cell/>
          <table:table-cell table:style-name="ce2" table:number-columns-repeated="2"/>
          <table:table-cell table:style-name="ce3" table:formula="of:=[.D35]-[.C35]" office:value-type="time" office:time-value="PT00H00M52.56S">
            <text:p>00:52.56</text:p>
          </table:table-cell>
          <table:table-cell table:number-columns-repeated="2"/>
        </table:table-row>
      </table:table>
      <table:table table:name="Daniel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ce2" table:number-columns-repeated="2"/>
        </table:table-row>
        <table:table-row table:style-name="ro2">
          <table:table-cell table:style-name="ce2"/>
          <table:table-cell office:value-type="string">
            <text:p>100 BR</text:p>
          </table:table-cell>
          <table:table-cell table:style-name="ce3" office:value-type="time" office:time-value="PT00H01M01.39S">
            <text:p>01:01.39</text:p>
          </table:table-cell>
          <table:table-cell table:style-name="ce3" office:value-type="time" office:time-value="PT00H02M13.77S">
            <text:p>02:13.77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table:style-name="ce2" table:formula="of:=[.D6]-[.C6]" office:value-type="time" office:time-value="PT00H01M12.38S">
            <text:p>01:12.38</text:p>
          </table:table-cell>
        </table:table-row>
        <table:table-row table:style-name="ro2">
          <table:table-cell/>
          <table:table-cell office:value-type="string">
            <text:p>100 FR</text:p>
          </table:table-cell>
          <table:table-cell table:style-name="ce3" office:value-type="time" office:time-value="PT00H00M44S">
            <text:p>00:44.00</text:p>
          </table:table-cell>
          <table:table-cell table:style-name="ce3" office:value-type="time" office:time-value="PT00H01M29.69S">
            <text:p>01:29.69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2" table:formula="of:=[.D8]-[.C8]" office:value-type="time" office:time-value="PT00H00M45.69S">
            <text:p>00:45.69</text:p>
          </table:table-cell>
        </table:table-row>
      </table:table>
      <table:table table:name="Luis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ce2" table:number-columns-repeated="2"/>
        </table:table-row>
        <table:table-row table:style-name="ro2">
          <table:table-cell table:style-name="ce2"/>
          <table:table-cell office:value-type="string">
            <text:p>100 BR</text:p>
          </table:table-cell>
          <table:table-cell table:style-name="ce3" office:value-type="time" office:time-value="PT00H01M01.69S">
            <text:p>01:01.69</text:p>
          </table:table-cell>
          <table:table-cell table:style-name="ce3" office:value-type="time" office:time-value="PT00H02M12.7S">
            <text:p>02:12.70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table:style-name="ce2" table:formula="of:=[.D6]-[.C6]" office:value-type="time" office:time-value="PT00H01M11.01S">
            <text:p>01:11.01</text:p>
          </table:table-cell>
        </table:table-row>
        <table:table-row table:style-name="ro2">
          <table:table-cell/>
          <table:table-cell office:value-type="string">
            <text:p>100 FR</text:p>
          </table:table-cell>
          <table:table-cell table:style-name="ce3" office:value-type="time" office:time-value="PT00H00M48.47S">
            <text:p>00:48.47</text:p>
          </table:table-cell>
          <table:table-cell table:style-name="ce3" office:value-type="time" office:time-value="PT00H01M43.97S">
            <text:p>01:43.97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2" table:formula="of:=[.D8]-[.C8]" office:value-type="time" office:time-value="PT00H00M55.5S">
            <text:p>00:55.50</text:p>
          </table:table-cell>
        </table:table-row>
      </table:table>
      <table:table table:name="Tiago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ce2" table:number-columns-repeated="2"/>
        </table:table-row>
        <table:table-row table:style-name="ro2">
          <table:table-cell table:style-name="ce2"/>
          <table:table-cell office:value-type="string">
            <text:p>100 BR</text:p>
          </table:table-cell>
          <table:table-cell table:style-name="ce3" office:value-type="time" office:time-value="PT00H00M57.38S">
            <text:p>00:57.38</text:p>
          </table:table-cell>
          <table:table-cell table:style-name="ce3" office:value-type="time" office:time-value="PT00H02M04.55S">
            <text:p>02:04.55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table:style-name="ce2" table:formula="of:=[.D6]-[.C6]" office:value-type="time" office:time-value="PT00H01M07.17S">
            <text:p>01:07.17</text:p>
          </table:table-cell>
        </table:table-row>
        <table:table-row table:style-name="ro2">
          <table:table-cell/>
          <table:table-cell office:value-type="string">
            <text:p>100 FR</text:p>
          </table:table-cell>
          <table:table-cell table:style-name="ce3" office:value-type="time" office:time-value="PT00H00M52S">
            <text:p>00:52.00</text:p>
          </table:table-cell>
          <table:table-cell table:style-name="ce3" office:value-type="time" office:time-value="PT00H01M53.93S">
            <text:p>01:53.93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2" table:formula="of:=[.D8]-[.C8]" office:value-type="time" office:time-value="PT00H01M01.93S">
            <text:p>01:01.93</text:p>
          </table:table-cell>
        </table:table-row>
      </table:table>
      <table:table table:name="Habib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/>
          <table:table-cell office:value-type="string">
            <text:p>200 FR</text:p>
          </table:table-cell>
          <table:table-cell table:style-name="ce3" office:value-type="time" office:time-value="PT00H00M40.72S">
            <text:p>00:40.72</text:p>
          </table:table-cell>
          <table:table-cell table:style-name="ce3" office:value-type="time" office:time-value="PT00H01M30.64S">
            <text:p>01:30.64</text:p>
          </table:table-cell>
          <table:table-cell table:style-name="ce3" office:value-type="time" office:time-value="PT00H02M23.45S">
            <text:p>02:23.45</text:p>
          </table:table-cell>
          <table:table-cell table:style-name="ce3" office:value-type="time" office:time-value="PT00H03M13.04S">
            <text:p>03:13.04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table:style-name="ce2" table:formula="of:=[.D5]-[.C5]" office:value-type="time" office:time-value="PT00H00M49.92S">
            <text:p>00:49.92</text:p>
          </table:table-cell>
          <table:table-cell table:style-name="ce2" table:formula="of:=[.E5]-[.D5]" office:value-type="time" office:time-value="PT00H00M52.81S">
            <text:p>00:52.81</text:p>
          </table:table-cell>
          <table:table-cell table:style-name="ce2" table:formula="of:=[.F5]-[.E5]" office:value-type="time" office:time-value="PT00H00M49.59S">
            <text:p>00:49.59</text:p>
          </table:table-cell>
        </table:table-row>
        <table:table-row table:style-name="ro2">
          <table:table-cell/>
          <table:table-cell office:value-type="string">
            <text:p>100 FR</text:p>
          </table:table-cell>
          <table:table-cell table:style-name="ce3" office:value-type="time" office:time-value="PT00H00M38.23S">
            <text:p>00:38.23</text:p>
          </table:table-cell>
          <table:table-cell table:style-name="ce3" office:value-type="time" office:time-value="PT00H01M24.26S">
            <text:p>01:24.2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/>
          <table:table-cell table:style-name="ce3" table:formula="of:=[.D7]-[.C7]" office:value-type="time" office:time-value="PT00H00M46.03S">
            <text:p>00:46.03</text:p>
          </table:table-cell>
          <table:table-cell table:number-columns-repeated="2"/>
        </table:table-row>
      </table:table>
      <table:table table:name="Evmorfia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ce2" table:number-columns-repeated="2"/>
        </table:table-row>
        <table:table-row table:style-name="ro2">
          <table:table-cell table:style-name="ce2"/>
          <table:table-cell office:value-type="string">
            <text:p>100 BR</text:p>
          </table:table-cell>
          <table:table-cell table:style-name="ce3" office:value-type="time" office:time-value="PT00H00M55.53S">
            <text:p>00:55.53</text:p>
          </table:table-cell>
          <table:table-cell table:style-name="ce3" office:value-type="time" office:time-value="PT00H01M58.78S">
            <text:p>01:58.78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table:style-name="ce2" table:formula="of:=[.D6]-[.C6]" office:value-type="time" office:time-value="PT00H01M03.25S">
            <text:p>01:03.25</text:p>
          </table:table-cell>
        </table:table-row>
        <table:table-row table:style-name="ro2">
          <table:table-cell/>
          <table:table-cell office:value-type="string">
            <text:p>100 FR</text:p>
          </table:table-cell>
          <table:table-cell table:style-name="ce3" office:value-type="time" office:time-value="PT00H00M44.62S">
            <text:p>00:44.62</text:p>
          </table:table-cell>
          <table:table-cell table:style-name="ce3" office:value-type="time" office:time-value="PT00H01M37.94S">
            <text:p>01:37.94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2" table:formula="of:=[.D8]-[.C8]" office:value-type="time" office:time-value="PT00H00M53.32S">
            <text:p>00:53.32</text:p>
          </table:table-cell>
        </table:table-row>
      </table:table>
      <table:table table:name="Patrick" table:style-name="ta1" table:print="false">
        <table:table-column table:style-name="co1" table:number-columns-repeated="4" table:default-cell-style-name="Default"/>
        <table:table-row table:style-name="ro2" table:number-rows-repeated="3">
          <table:table-cell table:number-columns-repeated="4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table:style-name="ce2" office:value-type="string">
            <text:p>Ani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2000 FR</text:p>
          </table:table-cell>
          <table:table-cell table:style-name="ce3" office:value-type="time" office:time-value="PT00H00M43.95S">
            <text:p>00:43.95</text:p>
          </table:table-cell>
          <table:table-cell table:style-name="ce3" office:value-type="time" office:time-value="PT00H01M35S">
            <text:p>01:35.00</text:p>
          </table:table-cell>
        </table:table-row>
        <table:table-row table:style-name="ro2">
          <table:table-cell table:number-columns-repeated="3"/>
          <table:table-cell table:style-name="ce3" table:formula="of:=[.D5]-[.C5]" office:value-type="time" office:time-value="PT00H00M51.05S">
            <text:p>00:51.05</text:p>
          </table:table-cell>
        </table:table-row>
        <table:table-row table:style-name="ro2">
          <table:table-cell/>
          <table:table-cell table:style-name="ce2" office:value-type="string">
            <text:p>100 FR</text:p>
          </table:table-cell>
          <table:table-cell table:style-name="ce3" office:value-type="time" office:time-value="PT00H00M39S">
            <text:p>00:39.00</text:p>
          </table:table-cell>
          <table:table-cell table:style-name="ce3" office:value-type="time" office:time-value="PT00H01M29.4S">
            <text:p>01:29.4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3" table:formula="of:=[.D7]-[.C7]" office:value-type="time" office:time-value="PT00H00M50.4S">
            <text:p>00:50.40</text:p>
          </table:table-cell>
        </table:table-row>
      </table:table>
      <table:table table:name="Regina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2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2"/>
          <table:table-cell office:value-type="string">
            <text:p>100 BK</text:p>
          </table:table-cell>
          <table:table-cell table:style-name="ce3" office:value-type="time" office:time-value="PT00H00M57.32S">
            <text:p>00:57.32</text:p>
          </table:table-cell>
          <table:table-cell office:value-type="time" office:time-value="PT00H02M04.04S">
            <text:p>02:04.04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formula="of:=[.D4]-[.C4]" office:value-type="time" office:time-value="PT00H01M06.72S">
            <text:p>01:06.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00 FR</text:p>
          </table:table-cell>
          <table:table-cell table:style-name="ce3" office:value-type="time" office:time-value="PT00H00M48.24S">
            <text:p>00:48.24</text:p>
          </table:table-cell>
          <table:table-cell office:value-type="time" office:time-value="PT00H01M40.67S">
            <text:p>01:40.67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D6]-[.C6]" office:value-type="time" office:time-value="PT00H00M52.43S">
            <text:p>00:52.4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0 FR</text:p>
          </table:table-cell>
          <table:table-cell table:style-name="ce3" office:value-type="time" office:time-value="PT00H00M47.37S">
            <text:p>00:47.37</text:p>
          </table:table-cell>
          <table:table-cell office:value-type="time" office:time-value="PT00H01M44.65S">
            <text:p>01:44.65</text:p>
          </table:table-cell>
          <table:table-cell table:style-name="ce3" office:value-type="time" office:time-value="PT00H02M42.11S">
            <text:p>02:42.11</text:p>
          </table:table-cell>
          <table:table-cell table:style-name="ce3" office:value-type="time" office:time-value="PT00H03M37.07S">
            <text:p>03:37.07</text:p>
          </table:table-cell>
        </table:table-row>
        <table:table-row table:style-name="ro2">
          <table:table-cell table:number-columns-repeated="3"/>
          <table:table-cell table:formula="of:=[.D8]-[.C8]" office:value-type="time" office:time-value="PT00H00M57.28S">
            <text:p>00:57.28</text:p>
          </table:table-cell>
          <table:table-cell table:style-name="ce3" table:formula="of:=[.E8]-[.D8]" office:value-type="time" office:time-value="PT00H00M57.46S">
            <text:p>00:57.46</text:p>
          </table:table-cell>
          <table:table-cell table:style-name="ce3" table:formula="of:=[.F8]-[.E8]" office:value-type="time" office:time-value="PT00H00M54.96S">
            <text:p>00:54.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date-style style:name="N117">
      <number:minutes number:style="long"/>
      <number:text>:</number:text>
      <number:seconds number:style="long"/>
      <number:text>.</number:text>
      <number:month number:style="long"/>
    </number:date-style>
    <number:time-style style:name="N118">
      <number:minutes number:style="long"/>
      <number:text>:</number:text>
      <number:seconds number:style="long"/>
      <number:text>.CC</number:text>
    </number:time-style>
    <number:date-style style:name="N119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11/23/2015</text:date>, <text:time>10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Christophe</meta:initial-creator>
    <meta:creation-date>2015-11-23T09:00:11</meta:creation-date>
    <meta:generator>OpenOffice/4.1.1$Unix OpenOffice.org_project/411m6$Build-9775</meta:generator>
    <dc:date>2015-11-23T10:20:00</dc:date>
    <dc:creator>Laurent Christophe</dc:creator>
    <meta:editing-duration>PT1H19M50S</meta:editing-duration>
    <meta:editing-cycles>5</meta:editing-cycles>
    <meta:document-statistic meta:table-count="8" meta:cell-count="102" meta:object-count="0"/>
  </office:meta>
</office:document-meta>
</file>